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6C000004D602FE42C54A032D7F.png" manifest:media-type="image/png"/>
  <manifest:file-entry manifest:full-path="Pictures/1000000100000A6E0000049E4C08F5F314377F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05cm, 0cm, 19.376cm, 0cm)" draw:image-opacity="100%" style:mirror="none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fae6e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d3e5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e5ecf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fff0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.035cm" draw:stroke-linejoin="miter" svg:stroke-linecap="butt" draw:fill="solid" draw:fill-color="#e2e3e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d3e5e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標題投影片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ae6e9"/>
      <style:paragraph-properties fo:text-align="center" style:font-independent-line-spacing="true"/>
      <style:text-properties fo:font-size="18pt"/>
    </style:style>
    <style:style style:name="P4" style:family="paragraph">
      <loext:graphic-properties draw:fill="solid" draw:fill-color="#d3e5ea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e5ecfa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fff0d2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e2e3e2"/>
      <style:paragraph-properties fo:text-align="center" style:font-independent-line-spacing="true"/>
      <style:text-properties fo:font-size="18pt"/>
    </style:style>
    <style:style style:name="P9" style:family="paragraph">
      <loext:graphic-properties draw:fill="solid" draw:fill-color="#d3e5e9"/>
      <style:paragraph-properties fo:text-align="center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題投影片" presentation:presentation-page-layout-name="AL1T0">
        <draw:g draw:name="群組 1">
          <draw:frame draw:name="圖片 4" draw:style-name="gr1" draw:text-style-name="P1" draw:layer="layout" svg:width="28.522cm" svg:height="13.234cm" svg:x="3.269cm" svg:y="0cm">
            <draw:image xlink:href="Pictures/1000000100000A6C000004D602FE42C54A032D7F.png" xlink:type="simple" xlink:show="embed" xlink:actuate="onLoad" draw:mime-type="image/png">
              <text:p/>
            </draw:image>
          </draw:frame>
          <draw:frame draw:name="圖片 6" draw:style-name="gr1" draw:text-style-name="P1" draw:layer="layout" svg:width="28.522cm" svg:height="12.626cm" svg:x="3.269cm" svg:y="13.768cm">
            <draw:image xlink:href="Pictures/1000000100000A6E0000049E4C08F5F314377F8C.png" xlink:type="simple" xlink:show="embed" xlink:actuate="onLoad" draw:mime-type="image/png">
              <text:p/>
            </draw:image>
          </draw:frame>
          <draw:frame draw:name="圖片 9" draw:style-name="gr2" draw:text-style-name="P1" draw:layer="layout" svg:width="28.522cm" svg:height="1.306cm" svg:x="3.269cm" svg:y="13.485cm">
            <draw:image xlink:href="Pictures/1000000100000A6C000004D602FE42C54A032D7F.png" xlink:type="simple" xlink:show="embed" xlink:actuate="onLoad" draw:mime-type="image/png">
              <text:p/>
            </draw:image>
          </draw:frame>
          <draw:custom-shape draw:name="圓角矩形 13" draw:style-name="gr3" draw:text-style-name="P3" draw:layer="layout" svg:width="6.151cm" svg:height="3.654cm" svg:x="8.463cm" svg:y="15.325cm">
            <text:p text:style-name="P2"><text:span text:style-name="T1">win. prob. 0.2932</text:span></text:p>
            <text:p text:style-name="P2"><text:span text:style-name="T1">reward of 1 -0.1395</text:span></text:p>
            <text:p text:style-name="P2"><text:span text:style-name="T1">reward of 4 -0.0174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圓角矩形 14" draw:style-name="gr4" draw:text-style-name="P4" draw:layer="layout" svg:width="6.151cm" svg:height="3.654cm" svg:x="20.127cm" svg:y="15.325cm">
            <text:p text:style-name="P2"><text:span text:style-name="T1">win. prob. 0.7068</text:span></text:p>
            <text:p text:style-name="P2"><text:span text:style-name="T1">reward of 2 0.1744</text:span></text:p>
            <text:p text:style-name="P2"><text:span text:style-name="T1">reward of 3 0.0174</text:span></text:p>
            <text:p text:style-name="P2"><text:span text:style-name="T1">reward of 5 0.034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矩形 20" draw:style-name="gr5" draw:text-style-name="P5" draw:layer="layout" svg:width="27.398cm" svg:height="2.372cm" svg:x="3.768cm" svg:y="2.29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19" draw:style-name="gr5" draw:text-style-name="P5" draw:layer="layout" svg:width="26.94cm" svg:height="2.414cm" svg:x="4.198cm" svg:y="2.47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圓角矩形 10" draw:style-name="gr3" draw:text-style-name="P3" draw:layer="layout" svg:width="5.391cm" svg:height="2.824cm" svg:x="3.677cm" svg:y="2.396cm">
            <text:p text:style-name="P2"><text:span text:style-name="T1">win. prob. 0.1369</text:span></text:p>
            <text:p text:style-name="P2"><text:span text:style-name="T1">reward -0.171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圓角矩形 15" draw:style-name="gr6" draw:text-style-name="P6" draw:layer="layout" svg:width="5.391cm" svg:height="2.824cm" svg:x="9.257cm" svg:y="2.396cm">
            <text:p text:style-name="P2"><text:span text:style-name="T1">win. prob. 0.1812</text:span></text:p>
            <text:p text:style-name="P2"><text:span text:style-name="T1">reward -0.0214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圓角矩形 16" draw:style-name="gr7" draw:text-style-name="P7" draw:layer="layout" svg:width="5.391cm" svg:height="2.824cm" svg:x="14.769cm" svg:y="2.396cm">
            <text:p text:style-name="P2"><text:span text:style-name="T1">win. prob. 0.1963</text:span></text:p>
            <text:p text:style-name="P2"><text:span text:style-name="T1">reward 0.0214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圓角矩形 17" draw:style-name="gr8" draw:text-style-name="P8" draw:layer="layout" svg:width="5.391cm" svg:height="2.824cm" svg:x="20.355cm" svg:y="2.396cm">
            <text:p text:style-name="P2"><text:span text:style-name="T1">win. prob. 0.2043</text:span></text:p>
            <text:p text:style-name="P2"><text:span text:style-name="T1">reward 0.0428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圓角矩形 18" draw:style-name="gr9" draw:text-style-name="P9" draw:layer="layout" svg:width="5.391cm" svg:height="2.824cm" svg:x="25.941cm" svg:y="2.396cm">
            <text:p text:style-name="P2"><text:span text:style-name="T1">win. prob. 0.2813</text:span></text:p>
            <text:p text:style-name="P2"><text:span text:style-name="T1">reward 0.214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題投影片-background" style:family="presentation">
      <style:graphic-properties draw:stroke="none" draw:fill="solid" draw:fill-color="#ffffff"/>
      <style:text-properties style:letter-kerning="true"/>
    </style:style>
    <style:style style:name="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投影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投影片-outline1" style:family="presentation">
      <style:graphic-properties draw:stroke="none" draw:fill="none" draw:auto-grow-height="false" draw:fit-to-size="false" style:shrink-to-fit="true">
        <text:list-style style:name="標題投影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9.200000762939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9.2000007629395pt" style:font-style-asian="normal" style:font-weight-asian="normal" style:font-name-complex="Lucida Sans" style:font-family-complex="'Lucida Sans'" style:font-family-generic-complex="system" style:font-pitch-complex="variable" style:font-size-complex="39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標題投影片-outline2" style:family="presentation" style:parent-style-name="標題投影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標題投影片-outline3" style:family="presentation" style:parent-style-name="標題投影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5.2000007629395pt" fo:letter-spacing="normal" fo:font-style="normal" style:text-underline-style="none" fo:font-weight="normal" fo:background-color="transparent" style:font-size-asian="25.2000007629395pt" style:font-style-asian="normal" style:font-weight-asian="normal" style:font-size-complex="25.2000007629395pt" style:font-style-complex="normal" style:font-weight-complex="normal" fo:hyphenate="false"/>
    </style:style>
    <style:style style:name="標題投影片-outline4" style:family="presentation" style:parent-style-name="標題投影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5.2000007629395pt" fo:letter-spacing="normal" fo:font-style="normal" style:text-underline-style="none" fo:font-weight="normal" fo:background-color="transparent" style:font-size-asian="25.2000007629395pt" style:font-style-asian="normal" style:font-weight-asian="normal" style:font-size-complex="25.2000007629395pt" style:font-style-complex="normal" style:font-weight-complex="normal" fo:hyphenate="false"/>
    </style:style>
    <style:style style:name="標題投影片-outline5" style:family="presentation" style:parent-style-name="標題投影片-outline4">
      <style:paragraph-properties fo:margin-top="0.1cm" fo:margin-bottom="0cm"/>
      <style:text-properties fo:font-size="20pt" style:font-size-asian="20pt" style:font-size-complex="20pt"/>
    </style:style>
    <style:style style:name="標題投影片-outline6" style:family="presentation" style:parent-style-name="標題投影片-outline5">
      <style:paragraph-properties fo:margin-top="0.1cm" fo:margin-bottom="0cm"/>
      <style:text-properties fo:font-size="20pt" style:font-size-asian="20pt" style:font-size-complex="20pt"/>
    </style:style>
    <style:style style:name="標題投影片-outline7" style:family="presentation" style:parent-style-name="標題投影片-outline6">
      <style:paragraph-properties fo:margin-top="0.1cm" fo:margin-bottom="0cm"/>
      <style:text-properties fo:font-size="20pt" style:font-size-asian="20pt" style:font-size-complex="20pt"/>
    </style:style>
    <style:style style:name="標題投影片-outline8" style:family="presentation" style:parent-style-name="標題投影片-outline7">
      <style:paragraph-properties fo:margin-top="0.1cm" fo:margin-bottom="0cm"/>
      <style:text-properties fo:font-size="20pt" style:font-size-asian="20pt" style:font-size-complex="20pt"/>
    </style:style>
    <style:style style:name="標題投影片-outline9" style:family="presentation" style:parent-style-name="標題投影片-outline8">
      <style:paragraph-properties fo:margin-top="0.1cm" fo:margin-bottom="0cm"/>
      <style:text-properties fo:font-size="20pt" style:font-size-asian="20pt" style:font-size-complex="20pt"/>
    </style:style>
    <style:style style:name="標題投影片-subtitle" style:family="presentation">
      <style:graphic-properties draw:stroke="none" draw:fill="none" draw:textarea-vertical-align="middle">
        <text:list-style style:name="標題投影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投影片-title" style:family="presentation">
      <style:graphic-properties draw:stroke="none" draw:fill="none" draw:textarea-vertical-align="middle">
        <text:list-style style:name="標題投影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26.6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題投影片-title">
      <style:graphic-properties draw:stroke="none" svg:stroke-width="0cm" draw:fill="none" draw:textarea-vertical-align="bottom" draw:auto-grow-height="false" draw:fit-to-size="false" style:shrink-to-fit="false" fo:min-height="4.45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標題投影片-backgroundobjects">
      <style:graphic-properties draw:stroke="none" svg:stroke-width="0cm" draw:fill="none" draw:fill-color="#ffffff" draw:textarea-vertical-align="middle" draw:auto-grow-height="false" draw:fit-to-size="false" style:shrink-to-fit="false" fo:min-height="15.468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標題投影片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標題投影片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8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6.799999237060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84pt" fo:letter-spacing="normal" fo:font-style="normal" style:text-underline-style="none" fo:font-weight="normal" fo:background-color="transparent" style:font-size-asian="84pt" style:language-asian="zh" style:country-asian="TW" style:font-style-asian="normal" style:font-weight-asian="normal" style:font-size-complex="8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6.7999992370605pt" fo:letter-spacing="normal" fo:font-style="normal" style:text-underline-style="none" fo:font-weight="normal" fo:background-color="transparent" style:font-size-asian="16.7999992370605pt" style:language-asian="zh" style:country-asian="TW" style:font-style-asian="normal" style:font-weight-asian="normal" style:font-size-complex="16.799999237060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標題投影片" style:page-layout-name="PM1" draw:style-name="Mdp1">
      <draw:frame draw:name="Title 1" presentation:style-name="Mpr1" draw:text-style-name="MP6" draw:layer="backgroundobjects" svg:width="30.225cm" svg:height="9.284cm" svg:x="2.667cm" svg:y="4.365cm" presentation:class="title" presentation:user-transformed="true">
        <draw:text-box>
          <text:p text:style-name="MP5"><text:span text:style-name="MT1">按一下以編輯母片標題樣式</text:span></text:p>
        </draw:text-box>
      </draw:frame>
      <draw:frame draw:name="Date Placeholder 3" presentation:style-name="Mpr2" draw:text-style-name="MP8" draw:layer="backgroundobjects" svg:width="8cm" svg:height="1.419cm" svg:x="2.445cm" svg:y="24.719cm" presentation:class="date-time" presentation:user-transformed="true">
        <draw:text-box>
          <text:p text:style-name="MP7"><text:span text:style-name="MT2"><text:date style:data-style-name="D1" text:date-value="2023-08-20">8/20/23</text:date></text:span></text:p>
        </draw:text-box>
      </draw:frame>
      <draw:frame draw:name="Footer Placeholder 4" presentation:style-name="Mpr2" draw:text-style-name="MP8" draw:layer="backgroundobjects" svg:width="12.001cm" svg:height="1.419cm" svg:x="11.779cm" svg:y="24.719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8cm" svg:height="1.419cm" svg:x="25.114cm" svg:y="24.719cm" presentation:class="page-number" presentation:user-transformed="true">
        <draw:text-box>
          <text:p text:style-name="MP9"><text:span text:style-name="MT2"><text:page-number>&lt;編號&gt;</text:page-number></text:span></text:p>
        </draw:text-box>
      </draw:frame>
      <presentation:notes style:page-layout-name="PM0">
        <draw:page-thumbnail presentation:style-name="標題投影片-title" draw:layer="backgroundobjects" svg:width="19.798cm" svg:height="11.136cm" svg:x="0.6cm" svg:y="2.257cm" presentation:class="page"/>
        <draw:frame presentation:style-name="標題投影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簡報</dc:title>
    <meta:initial-creator>Chih-Chieh Hung</meta:initial-creator>
    <dc:creator>Joseph Chuang-Chieh LIN</dc:creator>
    <meta:editing-cycles>3</meta:editing-cycles>
    <meta:print-date>2023-08-19T13:17:13</meta:print-date>
    <meta:creation-date>2023-08-19T13:00:05</meta:creation-date>
    <dc:date>2023-08-19T15:06:23</dc:date>
    <meta:editing-duration>PT22M</meta:editing-duration>
    <meta:generator>LibreOffice/7.2.7.2$Windows_X86_64 LibreOffice_project/8d71d29d553c0f7dcbfa38fbfda25ee34cce99a2</meta:generator>
    <meta:document-statistic meta:object-count="35"/>
    <meta:user-defined meta:name="AppVersion">16.0000</meta:user-defined>
    <meta:user-defined meta:name="PresentationFormat">A3 紙張 (297x420 公釐)</meta:user-defined>
    <meta:user-defined meta:name="Slides" meta:value-type="float">1</meta:user-defined>
    <meta:template xlink:type="simple" xlink:actuate="onRequest" xlink:title="Office Theme" xlink:href=""/>
  </office:meta>
</office:document-meta>
</file>